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3965in" fo:margin-left="0.0806in" fo:margin-top="0in" fo:margin-bottom="0in" table:align="left" style:writing-mode="page"/>
    </style:style>
    <style:style style:name="Table1.A" style:family="table-column">
      <style:table-column-properties style:column-width="0.3417in"/>
    </style:style>
    <style:style style:name="Table1.B" style:family="table-column">
      <style:table-column-properties style:column-width="2.7903in"/>
    </style:style>
    <style:style style:name="Table1.C" style:family="table-column">
      <style:table-column-properties style:column-width="4.2646in"/>
    </style:style>
    <style:style style:name="Table1.1" style:family="table-row">
      <style:table-row-properties style:min-row-height="0.2139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708in" fo:keep-together="auto"/>
    </style:style>
    <style:style style:name="Table1.3" style:family="table-row">
      <style:table-row-properties style:min-row-height="0.2333in" fo:keep-together="auto"/>
    </style:style>
    <style:style style:name="Table1.4" style:family="table-row">
      <style:table-row-properties style:min-row-height="0.2125in" fo:keep-together="auto"/>
    </style:style>
    <style:style style:name="Table1.5" style:family="table-row">
      <style:table-row-properties style:min-row-height="0.5188in" fo:keep-together="auto"/>
    </style:style>
    <style:style style:name="Table1.B5" style:family="table-cell">
      <style:table-cell-properties fo:background-color="#ffff00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3965in" fo:margin-left="0.0806in" fo:margin-top="0in" fo:margin-bottom="0in" table:align="left" style:writing-mode="page"/>
    </style:style>
    <style:style style:name="Table2.A" style:family="table-column">
      <style:table-column-properties style:column-width="2.9757in"/>
    </style:style>
    <style:style style:name="Table2.B" style:family="table-column">
      <style:table-column-properties style:column-width="4.4208in"/>
    </style:style>
    <style:style style:name="Table2.1" style:family="table-row">
      <style:table-row-properties style:min-row-height="0.2139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2708in" fo:keep-together="auto"/>
    </style:style>
    <style:style style:name="Table2.3" style:family="table-row">
      <style:table-row-properties style:min-row-height="0.2333in" fo:keep-together="auto"/>
    </style:style>
    <style:style style:name="Table2.4" style:family="table-row">
      <style:table-row-properties style:min-row-height="0.2125in" fo:keep-together="auto"/>
    </style:style>
    <style:style style:name="Table2.5" style:family="table-row">
      <style:table-row-properties style:min-row-height="1.4063in" fo:keep-together="auto"/>
    </style:style>
    <style:style style:name="Table2.A5" style:family="table-cell">
      <style:table-cell-properties fo:background-color="#ffff00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5188in" fo:keep-together="auto"/>
    </style:style>
    <style:style style:name="P1" style:family="paragraph" style:parent-style-name="Normal_20__28_Web_29_">
      <loext:graphic-properties draw:fill="solid" draw:fill-color="#ffffff"/>
      <style:paragraph-properties fo:margin-top="0in" fo:margin-bottom="0in" style:contextual-spacing="false" fo:text-align="justify" style:justify-single-word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  <style:text-properties fo:font-size="14pt" style:font-size-asian="14pt" style:font-size-complex="14pt"/>
    </style:style>
    <style:style style:name="P3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</style:style>
    <style:style style:name="P4" style:family="paragraph" style:parent-style-name="Heading_20_3">
      <style:paragraph-properties fo:margin-top="0in" fo:margin-bottom="0in" style:contextual-spacing="false" fo:text-align="center" style:justify-single-word="false"/>
    </style:style>
    <style:style style:name="P5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6" style:family="paragraph" style:parent-style-name="Text_20_body">
      <style:paragraph-properties fo:margin-right="0.0075in" fo:line-height="100%" fo:text-align="justify" style:justify-single-word="false"/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7" style:family="paragraph" style:parent-style-name="Style43">
      <style:paragraph-properties fo:margin-right="0.0075in" fo:line-height="100%"/>
    </style:style>
    <style:style style:name="P8" style:family="paragraph" style:parent-style-name="Style43">
      <style:paragraph-properties fo:margin-left="-0.002in" fo:margin-right="0.0075in" fo:line-height="100%"/>
    </style:style>
    <style:style style:name="P9" style:family="paragraph" style:parent-style-name="Style43">
      <style:paragraph-properties fo:margin-right="0.0075in" fo:line-height="100%" fo:text-align="center" style:justify-single-word="false"/>
    </style:style>
    <style:style style:name="P10" style:family="paragraph" style:parent-style-name="Style43">
      <style:paragraph-properties fo:margin-right="0.0075in" fo:line-height="100%"/>
      <style:text-properties fo:color="#000000" loext:opacity="100%" fo:font-size="14pt" style:font-name-asian="Times New Roman1" style:font-size-asian="14pt" style:font-size-complex="14pt"/>
    </style:style>
    <style:style style:name="P11" style:family="paragraph" style:parent-style-name="Style43">
      <style:paragraph-properties fo:margin-left="-0.002in" fo:margin-right="0.0075in" fo:line-height="100%"/>
      <style:text-properties fo:color="#000000" loext:opacity="100%" fo:font-size="14pt" style:font-name-asian="Times New Roman1" style:font-size-asian="14pt" style:font-size-complex="14pt"/>
    </style:style>
    <style:style style:name="P12" style:family="paragraph" style:parent-style-name="Style43">
      <style:paragraph-properties fo:margin-right="0.0098in" fo:line-height="100%" fo:orphans="2" fo:widows="2"/>
      <style:text-properties fo:color="#000000" loext:opacity="100%" fo:font-size="14pt" style:font-name-asian="Times New Roman1" style:font-size-asian="14pt" style:font-size-complex="14pt"/>
    </style:style>
    <style:style style:name="P13" style:family="paragraph" style:parent-style-name="Style43">
      <style:text-properties fo:color="#000000" loext:opacity="100%" fo:font-size="14pt" style:font-name-asian="Times New Roman1" style:font-size-asian="14pt" style:font-size-complex="14pt"/>
    </style:style>
    <style:style style:name="P14" style:family="paragraph" style:parent-style-name="Style43">
      <style:paragraph-properties fo:margin-right="0.0075in" fo:line-height="100%"/>
      <style:text-properties fo:color="#000000" loext:opacity="100%" fo:font-size="14pt" fo:font-weight="bold" style:font-name-asian="Times New Roman1" style:font-size-asian="14pt" style:font-weight-asian="bold" style:font-size-complex="14pt" style:font-weight-complex="bold"/>
    </style:style>
    <style:style style:name="P15" style:family="paragraph" style:parent-style-name="Style43">
      <style:paragraph-properties fo:margin-right="0.0075in" fo:line-height="100%"/>
      <style:text-properties fo:color="#000000" loext:opacity="100%"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16" style:family="paragraph" style:parent-style-name="Style43">
      <style:paragraph-properties fo:margin-right="0.0075in" fo:line-height="100%"/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size-complex="14pt" style:font-weight-complex="bold"/>
    </style:style>
    <style:style style:name="P17" style:family="paragraph" style:parent-style-name="Style43">
      <style:paragraph-properties fo:margin-right="0.0075in" fo:line-height="100%"/>
      <style:text-properties fo:font-weight="bold" style:font-weight-asian="bold" style:font-weight-complex="bold"/>
    </style:style>
    <style:style style:name="T1" style:family="text">
      <style:text-properties fo:font-size="14pt" style:font-name-asian="Calibri1" style:font-size-asian="14pt" style:language-asian="en" style:country-asian="US" style:font-size-complex="14pt"/>
    </style:style>
    <style:style style:name="T2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3" style:family="text"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T4" style:family="text"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ce9ee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0ce9ee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0ce9ee" fo:background-color="#ffff00" loext:char-shading-value="0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0ce9ee" fo:background-color="#ffff00" loext:char-shading-value="0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ce9ee" style:font-size-asian="14pt" style:font-size-complex="14pt"/>
    </style:style>
    <style:style style:name="T1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fo:font-size="14pt" style:text-underline-style="none" fo:font-weight="bold" officeooo:rsid="000ce9ee" style:font-size-asian="14pt" style:font-weight-asian="bold" style:font-size-complex="14pt" style:font-weight-complex="bold"/>
    </style:style>
    <style:style style:name="T17" style:family="text">
      <style:text-properties fo:color="#000000" loext:opacity="100%" fo:font-size="14pt" style:font-name-asian="Times New Roman1" style:font-size-asian="14pt" style:font-size-complex="14pt"/>
    </style:style>
    <style:style style:name="T18" style:family="text">
      <style:text-properties officeooo:rsid="000ce9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 loext:marker-style-name="T1"><text:span text:style-name="T1">ТЕМА 7. ФИЛОСОФСКАЯ ОНТОЛОГИЯ (УЧЕНИЕ О БЫТИИ)</text:span><text:span text:style-name="T1"/></text:h>
      <text:h text:style-name="P4" text:outline-level="3" loext:marker-style-name="T3"><text:span text:style-name="T3">Практические задания</text:span><text:span text:style-name="T3"/></text:h>
      <text:p text:style-name="P7" loext:marker-style-name="T17"><text:span text:style-name="T2"><text:s text:c="7"/></text:span><text:span text:style-name="T4">1 задание:</text:span><text:span text:style-name="T17"> Что составляет сущность философского материализма? Выберите свой ответ из таблицы и обоснуйте его.</text:span></text:p>
      <text:p text:style-name="P10" loext:marker-style-name="T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 loext:marker-style-name="T17"><text:span text:style-name="T17">№</text:span><text:span text:style-name="T17"/></text:p>
          </table:table-cell>
          <table:table-cell table:style-name="Table1.A1" office:value-type="string">
            <text:p text:style-name="P9" loext:marker-style-name="T17"><text:span text:style-name="T17">Ответ </text:span><text:span text:style-name="T17"/></text:p>
          </table:table-cell>
          <table:table-cell table:style-name="Table1.A1" office:value-type="string">
            <text:p text:style-name="P9" loext:marker-style-name="T17"><text:span text:style-name="T17">Обоснование </text:span><text:span text:style-name="T17"/></text:p>
          </table:table-cell>
        </table:table-row>
        <table:table-row table:style-name="Table1.2">
          <table:table-cell table:style-name="Table1.A1" office:value-type="string">
            <text:p text:style-name="P11" loext:marker-style-name="T17"/>
            <text:p text:style-name="P8" loext:marker-style-name="T17"><text:span text:style-name="T17">1</text:span><text:span text:style-name="T17"/></text:p>
          </table:table-cell>
          <table:table-cell table:style-name="Table1.A1" office:value-type="string">
            <text:p text:style-name="P13" loext:marker-style-name="T17"/>
            <text:p text:style-name="Style43" loext:marker-style-name="T17"><text:span text:style-name="T17">Отрицание существования сверхъестественного, в частности Бога</text:span><text:span text:style-name="T17"/></text:p>
            <text:p text:style-name="P13" loext:marker-style-name="T17"/>
            <text:p text:style-name="P13" loext:marker-style-name="T17"/>
            <text:p text:style-name="P10" loext:marker-style-name="T17"/>
          </table:table-cell>
          <table:table-cell table:style-name="Table1.A1" office:value-type="string">
            <text:p text:style-name="P10" loext:marker-style-name="T17"/>
          </table:table-cell>
        </table:table-row>
        <table:table-row table:style-name="Table1.3">
          <table:table-cell table:style-name="Table1.A1" office:value-type="string">
            <text:p text:style-name="P11" loext:marker-style-name="T17"/>
            <text:p text:style-name="P8" loext:marker-style-name="T17"><text:span text:style-name="T17">2</text:span><text:span text:style-name="T17"/></text:p>
          </table:table-cell>
          <table:table-cell table:style-name="Table1.A1" office:value-type="string">
            <text:p text:style-name="P13" loext:marker-style-name="T17"/>
            <text:p text:style-name="Style43" loext:marker-style-name="T17"><text:span text:style-name="T17">Привязанность к материальным ценностям</text:span><text:span text:style-name="T17"/></text:p>
            <text:p text:style-name="P13" loext:marker-style-name="T17"/>
            <text:p text:style-name="P13" loext:marker-style-name="T17"/>
            <text:p text:style-name="P13" loext:marker-style-name="T17"/>
            <text:p text:style-name="P13" loext:marker-style-name="T17"/>
          </table:table-cell>
          <table:table-cell table:style-name="Table1.A1" office:value-type="string">
            <text:p text:style-name="P10" loext:marker-style-name="T17"/>
          </table:table-cell>
        </table:table-row>
        <table:table-row table:style-name="Table1.4">
          <table:table-cell table:style-name="Table1.A1" office:value-type="string">
            <text:p text:style-name="P11" loext:marker-style-name="T17"/>
            <text:p text:style-name="P8" loext:marker-style-name="T17"><text:span text:style-name="T17">3</text:span><text:span text:style-name="T17"/></text:p>
          </table:table-cell>
          <table:table-cell table:style-name="Table1.A1" office:value-type="string">
            <text:p text:style-name="P10" loext:marker-style-name="T17"/>
            <text:p text:style-name="P7" loext:marker-style-name="T17"><text:span text:style-name="T17">Внимание к исследованию явлений и процессов материального мира</text:span><text:span text:style-name="T17"/></text:p>
            <text:p text:style-name="P10" loext:marker-style-name="T17"/>
            <text:p text:style-name="P10" loext:marker-style-name="T17"/>
          </table:table-cell>
          <table:table-cell table:style-name="Table1.A1" office:value-type="string">
            <text:p text:style-name="P10" loext:marker-style-name="T17"/>
          </table:table-cell>
        </table:table-row>
        <table:table-row table:style-name="Table1.5">
          <table:table-cell table:style-name="Table1.A1" office:value-type="string">
            <text:p text:style-name="P11" loext:marker-style-name="T17"/>
            <text:p text:style-name="P8" loext:marker-style-name="T17"><text:span text:style-name="T17">4</text:span><text:span text:style-name="T17"/></text:p>
            <text:p text:style-name="P11" loext:marker-style-name="T17"/>
            <text:p text:style-name="P11" loext:marker-style-name="T17"/>
          </table:table-cell>
          <table:table-cell table:style-name="Table1.B5" office:value-type="string">
            <text:p text:style-name="P10" loext:marker-style-name="T17"/>
            <text:p text:style-name="P7" loext:marker-style-name="T17"><text:span text:style-name="T17">Признание материи единственной субстанцией</text:span><text:span text:style-name="T17"/></text:p>
            <text:p text:style-name="P10" loext:marker-style-name="T17"/>
            <text:p text:style-name="P10" loext:marker-style-name="T17"/>
            <text:p text:style-name="P10" loext:marker-style-name="T17"/>
            <text:p text:style-name="P10" loext:marker-style-name="T17"/>
          </table:table-cell>
          <table:table-cell table:style-name="Table1.B5" office:value-type="string">
            <text:p text:style-name="P15"><text:span text:style-name="T18">Философский материализм</text:span> отрицает существование духовных или нематериальных сущностей, объясняет явления природы и общества через материальные процессы и поддерживает научный подход к пониманию мира.</text:p>
          </table:table-cell>
        </table:table-row>
        <table:table-row table:style-name="Table1.5">
          <table:table-cell table:style-name="Table1.A1" office:value-type="string">
            <text:p text:style-name="P11" loext:marker-style-name="T17"/>
            <text:p text:style-name="P8" loext:marker-style-name="T17"><text:span text:style-name="T17">5</text:span><text:span text:style-name="T17"/></text:p>
          </table:table-cell>
          <table:table-cell table:style-name="Table1.A1" office:value-type="string">
            <text:p text:style-name="P10" loext:marker-style-name="T17"/>
            <text:p text:style-name="P7" loext:marker-style-name="T17"><text:span text:style-name="T17">Признание своего Я единственной реальностью, отрицание существования внешнего мира</text:span><text:span text:style-name="T17"/></text:p>
            <text:p text:style-name="P10" loext:marker-style-name="T17"/>
          </table:table-cell>
          <table:table-cell table:style-name="Table1.A1" office:value-type="string">
            <text:p text:style-name="P10" loext:marker-style-name="T17"/>
          </table:table-cell>
        </table:table-row>
      </table:table>
      <text:p text:style-name="P10" loext:marker-style-name="T17"/>
      <text:p text:style-name="P16" loext:marker-style-name="T4"/>
      <text:p text:style-name="P7" loext:marker-style-name="T17"><text:span text:style-name="T2"><text:s text:c="7"/></text:span><text:span text:style-name="T4">2 задание:</text:span><text:span text:style-name="T17"> Что составляет сущность философского идеализма? Выберите свой ответ из таблицы и обоснуйте его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 loext:marker-style-name="T17"><text:span text:style-name="T17">Ответ </text:span><text:span text:style-name="T17"/></text:p>
          </table:table-cell>
          <table:table-cell table:style-name="Table2.A1" office:value-type="string">
            <text:p text:style-name="P9" loext:marker-style-name="T17"><text:span text:style-name="T17">Обоснование </text:span><text:span text:style-name="T17"/></text:p>
          </table:table-cell>
        </table:table-row>
        <table:table-row table:style-name="Table2.2">
          <table:table-cell table:style-name="Table2.A1" office:value-type="string">
            <text:p text:style-name="P7" loext:marker-style-name="T17"><text:span text:style-name="T17">Склонность к идеализации реальных явлений, событий</text:span><text:span text:style-name="T17"/></text:p>
            <text:p text:style-name="P10" loext:marker-style-name="T17"/>
            <text:p text:style-name="P10" loext:marker-style-name="T17"/>
          </table:table-cell>
          <table:table-cell table:style-name="Table2.A1" office:value-type="string">
            <text:p text:style-name="P10" loext:marker-style-name="T17"/>
          </table:table-cell>
        </table:table-row>
        <table:table-row table:style-name="Table2.3">
          <table:table-cell table:style-name="Table2.A1" office:value-type="string">
            <text:p text:style-name="Style43" loext:marker-style-name="T17"><text:span text:style-name="T17">Повышенное внимание к исследованию духовных явлений</text:span><text:span text:style-name="T17"/></text:p>
            <text:p text:style-name="P13" loext:marker-style-name="T17"><text:soft-page-break/></text:p>
            <text:p text:style-name="P13" loext:marker-style-name="T17"/>
            <text:p text:style-name="P13" loext:marker-style-name="T17"/>
          </table:table-cell>
          <table:table-cell table:style-name="Table2.A1" office:value-type="string">
            <text:p text:style-name="P10" loext:marker-style-name="T17"/>
          </table:table-cell>
        </table:table-row>
        <table:table-row table:style-name="Table2.4">
          <table:table-cell table:style-name="Table2.A1" office:value-type="string">
            <text:p text:style-name="P7" loext:marker-style-name="T17"><text:span text:style-name="T17">Вера в идеал, стремление к высоким идеалам</text:span><text:span text:style-name="T17"/></text:p>
            <text:p text:style-name="P10" loext:marker-style-name="T17"/>
            <text:p text:style-name="P10" loext:marker-style-name="T17"/>
          </table:table-cell>
          <table:table-cell table:style-name="Table2.A1" office:value-type="string">
            <text:p text:style-name="P10" loext:marker-style-name="T17"/>
          </table:table-cell>
        </table:table-row>
        <table:table-row table:style-name="Table2.5">
          <table:table-cell table:style-name="Table2.A5" office:value-type="string">
            <text:p text:style-name="P17"><text:span text:style-name="T17">Признание духа субстанцией, определяющим началом бытия</text:span></text:p>
            <text:p text:style-name="P14"/>
            <text:p text:style-name="P14"/>
          </table:table-cell>
          <table:table-cell table:style-name="Table2.A5" office:value-type="string">
            <text:p text:style-name="P6">Идеализм утверждает, что первичной реальностью является не материальный мир, а сознание, идея, дух. Именно дух, идея рассматриваются как основа и первопричина всего существующего. Материальный мир в этом случае производен от духовного начала, является его проявлением или отражением.</text:p>
          </table:table-cell>
        </table:table-row>
        <table:table-row table:style-name="Table2.6">
          <table:table-cell table:style-name="Table2.A1" office:value-type="string">
            <text:p text:style-name="P7" loext:marker-style-name="T17"><text:span text:style-name="T17">Безразличие к жизненным проблемам в реальности</text:span><text:span text:style-name="T17"/></text:p>
            <text:p text:style-name="P10" loext:marker-style-name="T17"/>
            <text:p text:style-name="P10" loext:marker-style-name="T17"/>
          </table:table-cell>
          <table:table-cell table:style-name="Table2.A1" office:value-type="string">
            <text:p text:style-name="P10" loext:marker-style-name="T17"/>
          </table:table-cell>
        </table:table-row>
      </table:table>
      <text:p text:style-name="P10" loext:marker-style-name="T17"/>
      <text:p text:style-name="P12" loext:marker-style-name="T17"/>
      <text:p text:style-name="P1" loext:marker-style-name="T13"><text:span text:style-name="T13"><text:s text:c="6"/></text:span><text:span text:style-name="T5">3 задание</text:span><text:span text:style-name="T13">: Запишите не менее 2-х представителей следующих направлений</text:span></text:p>
      <text:p text:style-name="P2" loext:marker-style-name="T13"/>
      <text:p text:style-name="P3" loext:marker-style-name="T13"><text:span text:style-name="T13">Ответ:</text:span><text:span text:style-name="T13"/></text:p>
      <text:p text:style-name="P3" loext:marker-style-name="T13"><text:span text:style-name="T13">Стихийный материализм древности: </text:span><text:span text:style-name="T12">Фалес Милетский, </text:span><text:span text:style-name="T11">Демокрит, Эмпедокл</text:span></text:p>
      <text:p text:style-name="P2" loext:marker-style-name="T13"/>
      <text:p text:style-name="P3" loext:marker-style-name="T13"><text:span text:style-name="T13">Механистический материализм</text:span><text:span text:style-name="T14">: </text:span><text:span text:style-name="T11">Рене Декарт, Жюльен Офре де Ламетри, Пьер Гассенди</text:span></text:p>
      <text:p text:style-name="P2" loext:marker-style-name="T13"/>
      <text:p text:style-name="P3" loext:marker-style-name="T13"><text:span text:style-name="T13">Эволюционный материализм: </text:span><text:span text:style-name="T12">Чарльз Дарвин, Герберт Спенсер</text:span></text:p>
      <text:p text:style-name="P2" loext:marker-style-name="T13"/>
      <text:p text:style-name="P3" loext:marker-style-name="T13"><text:span text:style-name="T13">Диалектический материализм</text:span><text:span text:style-name="T14">: </text:span><text:span text:style-name="T11">Карл Маркс, Фридрих Энгельс</text:span></text:p>
      <text:p text:style-name="P3" loext:marker-style-name="T13"><text:span text:style-name="T13"><text:s/><text:tab/></text:span><text:span text:style-name="T13"/></text:p>
      <text:p text:style-name="P3" loext:marker-style-name="T13"><text:span text:style-name="T13">Научный материализм ХХ-XXI вв.: </text:span><text:span text:style-name="T12">Альберт Эйнштейн, Стивен Хокинг, Ричард Докинз</text:span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right="-0.0701in" fo:text-align="center" style:justify-single-word="false"/>
      <style:text-properties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right="-0.0701in" fo:text-align="justify" style:justify-single-word="false" fo:text-indent="0.3937in" style:auto-text-indent="false" fo:keep-with-next="always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name-complex="Noto Sans Arabic" style:font-family-complex="'Noto Sans Arabic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2pt" style:font-size-asian="12pt" style:font-size-complex="12pt"/>
    </style:style>
    <style:style style:name="Paragraph" style:family="paragraph" style:parent-style-name="Standard">
      <style:paragraph-properties fo:text-align="justify" style:justify-single-word="false" fo:text-indent="0.4925in" style:auto-text-indent="false"/>
      <style:text-properties fo:font-size="14pt" style:font-size-asian="14pt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1965in" fo:margin-top="0in" fo:margin-bottom="0.0835in" style:contextual-spacing="false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1965in" fo:margin-top="0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1965in" fo:margin-top="0in" fo:margin-bottom="0.0835in" style:contextual-spacing="false"/>
      <style:text-properties fo:font-size="8pt" style:font-name-asian="Times New Roman1" style:font-family-asian="'Times New Roman'" style:font-family-generic-asian="system" style:font-pitch-asian="variable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List_20_1" style:display-name="List 1" style:family="paragraph" style:parent-style-name="Standard" style:auto-update="true" style:list-style-name="WWNum2" style:class="list">
      <style:text-properties style:font-name-asian="Times New Roman1" style:font-family-asian="'Times New Roman'" style:font-family-generic-asian="system" style:font-pitch-asian="variable"/>
    </style:style>
    <style:style style:name="List_20_2" style:display-name="List 2" style:family="paragraph" style:parent-style-name="Standard" style:auto-update="true" style:list-style-name="WWNum3" style:class="list">
      <style:text-properties style:font-name-asian="Times New Roman1" style:font-family-asian="'Times New Roman'" style:font-family-generic-asian="system" style:font-pitch-asian="variable"/>
    </style:style>
    <style:style style:name="List_20_3" style:display-name="List 3" style:family="paragraph" style:parent-style-name="Standard" style:auto-update="true" style:list-style-name="WWNum4" style:class="list">
      <style:text-properties style:font-name-asian="Times New Roman1" style:font-family-asian="'Times New Roman'" style:font-family-generic-asian="system" style:font-pitch-asian="variable"/>
    </style:style>
    <style:style style:name="Signature" style:family="paragraph" style:parent-style-name="Standard" loext:linked-style-name="Подпись_20_Знак" style:class="text">
      <style:paragraph-properties fo:margin-left="2.9528in"/>
      <style:text-properties style:font-name-asian="Times New Roman1" style:font-family-asian="'Times New Roman'" style:font-family-generic-asian="system" style:font-pitch-asian="variable"/>
    </style:style>
    <style:style style:name="Subtitle" style:family="paragraph" style:parent-style-name="Standard" loext:linked-style-name="Подзаголовок_20_Знак" style:class="chapter">
      <style:paragraph-properties fo:text-align="center" style:justify-single-word="false"/>
      <style:text-properties fo:font-size="14pt" style:font-name-asian="Times New Roman1" style:font-family-asian="'Times New Roman'" style:font-family-generic-asian="system" style:font-pitch-asian="variable" style:font-size-asian="14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right="-0.0701in" fo:text-align="center" style:justify-single-word="false"/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right="-0.0701in" fo:text-align="justify" style:justify-single-word="false">
        <style:tab-stops>
          <style:tab-stop style:position="0.5909in"/>
          <style:tab-stop style:position="1.772in"/>
        </style:tab-stops>
      </style:paragraph-properties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Document_20_Map_20__28_WW_29_" style:display-name="Document Map (WW)" style:family="paragraph" style:parent-style-name="Standard" loext:linked-style-name="Схема_20_документа_20_Знак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asian="Times New Roman1" style:font-family-asian="'Times New Roman'" style:font-family-generic-asian="system" style:font-pitch-asian="variable"/>
    </style:style>
    <style:style style:name="Рисунок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Краткий_20_обратный_20_адрес" style:display-name="Краткий обратный адрес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Строка_20_PP" style:display-name="Строка PP" style:family="paragraph" style:parent-style-name="Signature"/>
    <style:style style:name="РГИУ" style:family="paragraph" style:parent-style-name="Standard" style:auto-update="true">
      <style:paragraph-properties fo:line-height="150%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-го_20_уровня" style:display-name="Заголовок 2-го уровня" style:family="paragraph" style:parent-style-name="Heading_20_2">
      <style:paragraph-properties fo:margin-top="0.1665in" fo:margin-bottom="0.0417in" style:contextual-spacing="false" fo:text-align="center" style:justify-single-word="false" fo:keep-with-next="always"/>
      <style:text-properties fo:font-size="13pt" style:font-size-asian="13pt" style:font-name-complex="Arial1" style:font-family-complex="Arial" style:font-family-generic-complex="system" style:font-pitch-complex="variable" style:font-size-complex="14pt" style:font-style-complex="italic"/>
    </style:style>
    <style:style style:name="Footnote" style:family="paragraph" style:parent-style-name="Standard" loext:linked-style-name="Текст_20_сноски_20_Знак" style:class="extra">
      <style:paragraph-properties style:punctuation-wrap="hanging" style:vertical-align="baseline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Normal_20__28_Web_29_" style:display-name="Normal (Web)" style:family="paragraph" style:parent-style-name="Standard">
      <style:paragraph-properties fo:margin-top="0in" fo:margin-bottom="0.166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Основной_20_текст1" style:display-name="Основной текст1" style:family="paragraph">
      <style:paragraph-properties fo:margin-top="0in" fo:margin-bottom="0in" style:contextual-spacing="false" fo:line-height="100%" fo:text-align="justify" style:justify-single-word="false" fo:orphans="2" fo:widows="2" fo:text-indent="0.1965in" style:auto-text-indent="false" style:punctuation-wrap="hanging" style:vertical-align="baseline" style:writing-mode="lr-tb"/>
      <style:text-properties fo:color="#000000" loext:opacity="100%" style:font-name="NTTimes/Cyrillic" fo:font-family="NTTimes/Cyrillic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/>
    </style:style>
    <style:style style:name="Философия_20_-_20_тект_20_абзаца" style:display-name="Философия - тект абзаца" style:family="paragraph" style:auto-update="true" style:list-style-name="WWNum7">
      <style:paragraph-properties fo:margin-lef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in"/>
          <style:tab-stop style:position="0.3752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Философия_20_-_20_название_20_параграфа" style:display-name="Философия - название параграфа" style:family="paragraph" style:parent-style-name="Standard" style:next-style-name="Философия_20_-_20_тект_20_абзаца" style:auto-update="true" style:default-outline-level="2" style:list-style-name="">
      <style:paragraph-properties fo:text-indent="0.3752in" style:auto-text-indent="false"/>
      <style:text-properties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size-complex="14pt"/>
    </style:style>
    <style:style style:name="Философия_20_-_20_нумерованный_20_список" style:display-name="Философия - нумерованный список" style:family="paragraph" style:parent-style-name="Standard" style:next-style-name="Философия_20_-_20_тект_20_абзаца" style:auto-update="true" style:list-style-name="WWNum5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Философия_20_-_20_точечный_20_список" style:display-name="Философия - точечный список" style:family="paragraph" style:parent-style-name="Standard" style:auto-update="true">
      <style:paragraph-properties fo:text-align="justify" style:justify-single-word="false" fo:text-indent="0.4862in" style:auto-text-indent="false">
        <style:tab-stops>
          <style:tab-stop style:position="0.1972in"/>
        </style:tab-stops>
      </style:paragraph-properties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ТекстДиссертации" style:family="paragraph" style:parent-style-name="Body_20_Text_20_Indent_20_2">
      <style:paragraph-properties fo:margin-left="0in" fo:margin-top="0in" fo:margin-bottom="0in" style:contextual-spacing="false" fo:line-height="100%" fo:text-align="justify" style:justify-single-word="false" fo:text-indent="0.5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4pt"/>
    </style:style>
    <style:style style:name="Философия_20_-_20_текст" style:display-name="Философия - текст" style:family="paragraph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едНаукДата" style:family="paragraph" style:parent-style-name="ТекстДиссертации">
      <style:paragraph-properties fo:text-align="start" style:justify-single-word="false" fo:text-indent="0in" style:auto-text-indent="false"/>
      <style:text-properties style:font-name="Verdana" fo:font-family="Verdana" style:font-family-generic="roman" style:font-pitch="variable" fo:font-size="14pt" fo:font-weight="bold" style:font-size-asian="14pt" style:font-weight-asian="bold" style:font-weight-complex="bold"/>
    </style:style>
    <style:style style:name="НеделяНауки-3" style:family="paragraph" style:parent-style-name="Standard" style:list-style-name="WWNum6"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FR1" style:family="paragraph">
      <style:paragraph-properties fo:margin-left="0.028in" fo:margin-top="0.028in" fo:margin-bottom="0in" style:contextual-spacing="false" fo:line-height="133%" fo:text-align="start" style:justify-single-word="false" fo:orphans="0" fo:widows="0" fo:text-indent="0.2083in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1" style:font-family-complex="Arial" style:font-family-generic-complex="system" style:font-pitch-complex="variable" style:font-size-complex="9pt"/>
    </style:style>
    <style:style style:name="i" style:family="paragraph" style:parent-style-name="Standard">
      <style:paragraph-properties fo:margin-top="0.1945in" fo:margin-bottom="0.1945in" style:contextual-spacing="false" fo:text-align="center" style:justify-single-word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Абзац" style:family="paragraph" style:parent-style-name="Text_20_body" loext:linked-style-name="Абзац_20_Знак">
      <style:paragraph-properties fo:margin-right="0in" fo:text-align="justify" style:justify-single-word="false" fo:text-indent="0.4925in" style:auto-text-indent="false"/>
      <style:text-properties fo:font-size="12pt" style:font-size-asian="12pt" style:font-size-complex="14pt"/>
    </style:style>
    <style:style style:name="FR2" style:family="paragraph">
      <style:paragraph-properties fo:margin-right="1.666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4" style:family="paragraph">
      <style:paragraph-properties fo:margin-right="1.6665in" fo:margin-top="0.0835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3" style:family="paragraph">
      <style:paragraph-properties fo:margin-right="1.944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Courier New2" style:font-family-complex="'Courier New'" style:font-family-generic-complex="system" style:font-pitch-complex="variable"/>
    </style:style>
    <style:style style:name="jctitlemain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pt" style:family="paragraph" style:parent-style-name="Standard">
      <style:paragraph-properties fo:margin-left="0.2083in" fo:margin-right="0.2083in" fo:margin-top="0.1945in" fo:margin-bottom="0.1945in" style:contextual-spacing="false" fo:text-align="justify" style:justify-single-word="false" fo:text-indent="0.278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txt" style:family="paragraph" style:parent-style-name="Standard">
      <style:paragraph-properties fo:margin-top="0.1945in" fo:margin-bottom="0.1945in" style:contextual-spacing="false"/>
      <style:text-properties fo:color="#111111" loext:opacity="100%" style:font-name="Tahoma" fo:font-family="Tahoma" style:font-family-generic="roman" style:font-pitch="variable" fo:font-size="16.5pt" style:font-name-asian="Times New Roman1" style:font-family-asian="'Times New Roman'" style:font-family-generic-asian="system" style:font-pitch-asian="variable" style:font-size-asian="16.5pt" style:font-name-complex="Tahoma1" style:font-family-complex="Tahoma" style:font-family-generic-complex="system" style:font-pitch-complex="variable" style:font-size-complex="16.5pt"/>
    </style:style>
    <style:style style:name="common" style:family="paragraph" style:parent-style-name="Standard">
      <style:paragraph-properties fo:margin-left="0.0693in" fo:margin-right="0.0693in" fo:margin-top="0.0693in" fo:margin-bottom="0.0693in" style:contextual-spacing="false" fo:text-align="justify" style:justify-single-word="false" fo:text-indent="0.2083in" style:auto-text-indent="false"/>
      <style:text-properties fo:color="#000000" loext:opacity="100%" style:font-name="Book Antiqua" fo:font-family="'Book Antiqua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Основной" style:family="paragraph" style:parent-style-name="Standard" loext:linked-style-name="Основной_20_Знак">
      <style:paragraph-properties fo:text-align="justify" style:justify-single-word="false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Подзаголовок_20_3" style:display-name="Подзаголовок 3" style:family="paragraph" style:parent-style-name="Основной">
      <style:paragraph-properties fo:text-align="center" style:justify-single-word="false" fo:text-indent="0in" style:auto-text-indent="false"/>
      <style:text-properties fo:font-weight="bold" style:font-weight-asian="bold" style:font-weight-complex="bold"/>
    </style:style>
    <style:style style:name="Темы" style:family="paragraph" style:parent-style-name="Основной"/>
    <style:style style:name="enc-article-text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3" style:family="paragraph" style:parent-style-name="Standard">
      <style:paragraph-properties fo:line-height="0.1902in" fo:text-align="justify" style:justify-single-word="false" fo:orphans="0" fo:widows="0"/>
      <style:text-properties fo:font-size="12pt" style:font-size-asian="12pt" style:font-size-complex="12pt"/>
    </style:style>
    <style:style style:name="Style13" style:family="paragraph" style:parent-style-name="Standard">
      <style:paragraph-properties fo:line-height="0.3134in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tyle26" style:family="paragraph" style:parent-style-name="Standard">
      <style:paragraph-properties fo:line-height="0.1571in" fo:text-align="justify" style:justify-single-word="false" fo:orphans="0" fo:widows="0" fo:text-indent="0.3035in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Обычный_20_текст" style:display-name="Обычный текст" style:family="paragraph" style:parent-style-name="Standard">
      <style:paragraph-properties fo:text-align="justify" style:justify-single-word="false" fo:text-indent="0.3154in" style:auto-text-indent="false"/>
      <style:text-properties fo:font-size="12pt" style:font-name-asian="Calibri1" style:font-family-asian="Calibri" style:font-family-generic-asian="system" style:font-pitch-asian="variable" style:font-size-asian="12pt"/>
    </style:style>
    <style:style style:name="Без_20_интервала1" style:display-name="Без интервала1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Style31" style:family="paragraph" style:parent-style-name="Standard">
      <style:paragraph-properties fo:line-height="0.1736in" fo:text-align="justify" style:justify-single-word="false" fo:orphans="0" fo:widows="0"/>
      <style:text-properties fo:font-size="12pt" style:font-size-asian="12pt" style:font-size-complex="12pt"/>
    </style:style>
    <style:style style:name="Style14" style:family="paragraph" style:parent-style-name="Standard">
      <style:paragraph-properties fo:line-height="0.1756in" fo:text-align="justify" style:justify-single-word="false" fo:orphans="0" fo:widows="0" fo:text-indent="0.1929in" style:auto-text-indent="false"/>
      <style:text-properties fo:font-size="12pt" style:font-size-asian="12pt" style:font-size-complex="12pt"/>
    </style:style>
    <style:style style:name="msonormal_5f_mailru_5f_css_5f_attribute_5f_postfix" style:display-name="msonormal_mailru_css_attribute_postfix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font-weight="bold" style:font-name-asian="Calibri1" style:font-family-asian="Calibri" style:font-family-generic-asian="system" style:font-pitch-asian="variable" style:language-asian="ru" style:country-asian="RU" style:font-weight-asian="bold" style:font-weight-complex="bold"/>
    </style:style>
    <style:style style:name="Название_20_Знак" style:display-name="Название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_20__28_WW_29_">
      <style:text-properties fo:color="#00000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_20__28_WW_29_" loext:linked-style-name="Signatur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1" style:display-name="Основной текст 2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1" style:display-name="Основной текст 3 Знак1" style:family="text" style:parent-style-name="Default_20_Paragraph_20_Font_20__28_WW_29_">
      <style:text-properties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style:font-name="Tahoma" fo:font-family="Tahoma" style:font-family-generic="roman" style:font-pitch="variable" fo:font-size="10pt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Схема_20_документа_20_Знак1" style:display-name="Схема документа Знак1" style:family="text" style:parent-style-name="Default_20_Paragraph_20_Font_20__28_WW_29_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ne_20_number" style:display-name="line number" style:family="text" style:parent-style-name="Default_20_Paragraph_20_Font_20__28_WW_29_"/>
    <style:style style:name="extended-text_5f__5f_full" style:display-name="extended-text__full" style:family="text" style:parent-style-name="Default_20_Paragraph_20_Font_20__28_WW_29_"/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_20__28_WW_29_"/>
    <style:style style:name="accented" style:family="text" style:parent-style-name="Default_20_Paragraph_20_Font_20__28_WW_29_"/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Абзац_20_Знак" style:display-name="Абзац Знак" style:family="text" style:parent-style-name="Default_20_Paragraph_20_Font_20__28_WW_29_" loext:linked-style-name="Абзац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SimSun" style:font-family-asian="SimSun" style:font-family-generic-asian="system" style:font-pitch-asian="variable" style:font-size-asian="10pt" style:language-asian="zh" style:country-asian="CN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apple-style-span" style:family="text" style:parent-style-name="Default_20_Paragraph_20_Font_20__28_WW_29_"/>
    <style:style style:name="Основной_20_Знак" style:display-name="Основной Знак" style:family="text" style:parent-style-name="Default_20_Paragraph_20_Font_20__28_WW_29_" loext:linked-style-name="Основной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apple-converted-space" style:family="text" style:parent-style-name="Default_20_Paragraph_20_Font_20__28_WW_29_">
      <style:text-properties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ont_20_Style42" style:display-name="Font Style4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72" style:display-name="Font Style7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use-window-font-color="true" loext:opacity="0%" style:font-name-asian="Calibri1" style:font-family-asian="Calibri" style:font-family-generic-asian="system" style:font-pitch-asian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4pt" style:font-size-asian="14pt" style:font-size-complex="14pt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937in"/>
        </style:list-level-properties>
      </text:list-level-style-number>
      <text:list-level-style-number text:level="2" text:style-name="ListLabel_20_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37in"/>
        </style:list-level-properties>
      </text:list-level-style-number>
      <text:list-level-style-number text:level="3" text:style-name="ListLabel_20_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37in"/>
        </style:list-level-properties>
      </text:list-level-style-number>
      <text:list-level-style-number text:level="4" text:style-name="ListLabel_20_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937in"/>
        </style:list-level-properties>
      </text:list-level-style-number>
      <text:list-level-style-number text:level="5" text:style-name="ListLabel_20_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37in"/>
        </style:list-level-properties>
      </text:list-level-style-number>
      <text:list-level-style-number text:level="6" text:style-name="ListLabel_20_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37in"/>
        </style:list-level-properties>
      </text:list-level-style-number>
      <text:list-level-style-number text:level="7" text:style-name="ListLabel_20_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937in"/>
        </style:list-level-properties>
      </text:list-level-style-number>
      <text:list-level-style-number text:level="8" text:style-name="ListLabel_20_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37in"/>
        </style:list-level-properties>
      </text:list-level-style-number>
      <text:list-level-style-number text:level="9" text:style-name="ListLabel_20_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45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022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2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2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52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2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2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022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22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02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1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29in" fo:text-indent="-0.25in" fo:margin-left="0.7429in"/>
        </style:list-level-properties>
      </text:list-level-style-number>
      <text:list-level-style-number text:level="2" text:style-name="ListLabel_20_11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29in" fo:text-indent="-0.25in" fo:margin-left="1.2429in"/>
        </style:list-level-properties>
      </text:list-level-style-number>
      <text:list-level-style-number text:level="3" text:style-name="ListLabel_20_11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429in" fo:text-indent="-0.1252in" fo:margin-left="1.7429in"/>
        </style:list-level-properties>
      </text:list-level-style-number>
      <text:list-level-style-number text:level="4" text:style-name="ListLabel_20_116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9in" fo:text-indent="-0.25in" fo:margin-left="2.2429in"/>
        </style:list-level-properties>
      </text:list-level-style-number>
      <text:list-level-style-number text:level="5" text:style-name="ListLabel_20_11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9in" fo:text-indent="-0.25in" fo:margin-left="2.7429in"/>
        </style:list-level-properties>
      </text:list-level-style-number>
      <text:list-level-style-number text:level="6" text:style-name="ListLabel_20_11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429in" fo:text-indent="-0.1252in" fo:margin-left="3.2429in"/>
        </style:list-level-properties>
      </text:list-level-style-number>
      <text:list-level-style-number text:level="7" text:style-name="ListLabel_20_119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29in" fo:text-indent="-0.25in" fo:margin-left="3.7429in"/>
        </style:list-level-properties>
      </text:list-level-style-number>
      <text:list-level-style-number text:level="8" text:style-name="ListLabel_20_12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9in" fo:text-indent="-0.25in" fo:margin-left="4.2429in"/>
        </style:list-level-properties>
      </text:list-level-style-number>
      <text:list-level-style-number text:level="9" text:style-name="ListLabel_20_12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429in" fo:text-indent="-0.1252in" fo:margin-left="4.74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0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5.0437in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772in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772in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6.3772in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8772in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3772in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7.8772in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3772in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8.8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49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0.9783in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118in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118in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118in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118in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118in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118in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118in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11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5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1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1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1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1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8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5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1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1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1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1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0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043in"/>
        </style:list-level-properties>
      </text:list-level-style-number>
      <text:list-level-style-number text:level="2" text:style-name="ListLabel_20_2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3" text:style-name="ListLabel_20_2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043in"/>
        </style:list-level-properties>
      </text:list-level-style-number>
      <text:list-level-style-number text:level="4" text:style-name="ListLabel_20_2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043in"/>
        </style:list-level-properties>
      </text:list-level-style-number>
      <text:list-level-style-number text:level="5" text:style-name="ListLabel_20_2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6" text:style-name="ListLabel_20_2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043in"/>
        </style:list-level-properties>
      </text:list-level-style-number>
      <text:list-level-style-number text:level="7" text:style-name="ListLabel_20_2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043in"/>
        </style:list-level-properties>
      </text:list-level-style-number>
      <text:list-level-style-number text:level="8" text:style-name="ListLabel_20_2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9" text:style-name="ListLabel_20_2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57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Microsoft Office</meta:initial-creator>
    <meta:editing-cycles>4</meta:editing-cycles>
    <meta:creation-date>2019-09-23T11:47:00</meta:creation-date>
    <dc:date>2024-05-25T22:23:42.414457842</dc:date>
    <meta:editing-duration>PT12M31S</meta:editing-duration>
    <meta:generator>LibreOffice/7.6.6.3$Linux_X86_64 LibreOffice_project/60$Build-3</meta:generator>
    <meta:document-statistic meta:table-count="2" meta:image-count="0" meta:object-count="0" meta:page-count="2" meta:paragraph-count="34" meta:word-count="220" meta:character-count="1765" meta:non-whitespace-character-count="1552"/>
    <meta:user-defined meta:name="AppVersion">15.0000</meta:user-defined>
    <meta:user-defined meta:name="Company">Microsoft</meta:user-defined>
    <meta:template xlink:type="simple" xlink:actuate="onRequest" xlink:title="Шаблон рабочая тетрадь.dotx" xlink:href=""/>
  </office:meta>
</office:document-meta>
</file>